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4">00/00/0000</text:date>, <text:time style:data-style-name="N2" text:time-value="00:22:45.73294245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00:53:10.146741542</dc:date>
    <meta:creation-date>2016-09-05T22:47:24Z</meta:creation-date>
    <meta:editing-cycles>1278</meta:editing-cycles>
    <meta:editing-duration>P25DT12H6M38S</meta:editing-duration>
    <meta:generator>LibreOffice/5.2.7.2$Linux_X86_64 LibreOffice_project/20m0$Build-2</meta:generator>
    <meta:document-statistic meta:table-count="4" meta:cell-count="3995" meta:object-count="0"/>
  </office:meta>
</office:document-meta>
</file>